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2.6894">
            <text:p>92.6894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167">
            <text:p>99.2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2849">
            <text:p>98.284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6385">
            <text:p>97.6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4962">
            <text:p>96.49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5684">
            <text:p>95.568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275">
            <text:p>97.27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9.1923">
            <text:p>99.1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9318">
            <text:p>96.93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7048">
            <text:p>98.704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1185">
            <text:p>98.118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1207">
            <text:p>97.120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8586">
            <text:p>97.858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1667">
            <text:p>98.1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2905">
            <text:p>98.290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4389">
            <text:p>96.4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6188">
            <text:p>98.6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4154">
            <text:p>98.4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0555">
            <text:p>97.0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975">
            <text:p>97.9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4.8188">
            <text:p>94.8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15">
            <text:p>96.1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0524">
            <text:p>96.052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8.52">
            <text:p>98.5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792">
            <text:p>98.79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059">
            <text:p>96.8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3727">
            <text:p>97.372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6.9231">
            <text:p>96.9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172">
            <text:p>97.817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1718">
            <text:p>97.171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8.4077">
            <text:p>98.40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.5375">
            <text:p>95.5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2238">
            <text:p>98.223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688">
            <text:p>97.36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278">
            <text:p>96.4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0857">
            <text:p>97.085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3417">
            <text:p>98.3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452">
            <text:p>97.945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65">
            <text:p>98.6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16">
            <text:p>97.21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5546">
            <text:p>95.554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0192">
            <text:p>98.019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538">
            <text:p>97.65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6833">
            <text:p>98.68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1615">
            <text:p>99.1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81">
            <text:p>97.2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5.3539">
            <text:p>95.3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3572">
            <text:p>96.35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5">
            <text:p>98.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812">
            <text:p>96.8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36">
            <text:p>97.63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1545">
            <text:p>99.1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.598">
            <text:p>96.59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2818">
            <text:p>96.281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6.5912">
            <text:p>96.59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776">
            <text:p>98.7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9773">
            <text:p>96.97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7724">
            <text:p>96.772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7657">
            <text:p>97.765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538">
            <text:p>97.65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138">
            <text:p>98.513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29">
            <text:p>96.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8864">
            <text:p>96.88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606">
            <text:p>97.96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5278">
            <text:p>97.5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715">
            <text:p>96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13">
            <text:p>96.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7488">
            <text:p>96.748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933">
            <text:p>99.19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0813">
            <text:p>96.0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6214">
            <text:p>95.6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9133">
            <text:p>97.9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75">
            <text:p>97.9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6949">
            <text:p>97.6949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97.4393">
            <text:p>97.439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6231">
            <text:p>97.6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7958">
            <text:p>98.795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9647">
            <text:p>97.964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4565">
            <text:p>97.456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7657">
            <text:p>97.765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8">
            <text:p>98.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3949">
            <text:p>97.394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933">
            <text:p>97.29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71">
            <text:p>96.7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6.9815">
            <text:p>96.981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869">
            <text:p>98.86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5649">
            <text:p>97.564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705">
            <text:p>96.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1351">
            <text:p>98.135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.363">
            <text:p>97.3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818">
            <text:p>97.38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6611">
            <text:p>98.6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0688">
            <text:p>96.068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5678">
            <text:p>97.567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7308">
            <text:p>97.7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3583">
            <text:p>98.3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9516">
            <text:p>95.951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227">
            <text:p>97.82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0625">
            <text:p>98.0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1286">
            <text:p>99.1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4744">
            <text:p>98.474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6.9846">
            <text:p>96.9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9231">
            <text:p>96.92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9.2125">
            <text:p>99.2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1778">
            <text:p>97.177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9361">
            <text:p>98.936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4462">
            <text:p>98.4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3555">
            <text:p>97.355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6.9231">
            <text:p>96.9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778">
            <text:p>98.07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5.2783">
            <text:p>95.278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1655">
            <text:p>98.165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81">
            <text:p>97.8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7.6489">
            <text:p>97.648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9.2125">
            <text:p>99.2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4235">
            <text:p>97.4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4875">
            <text:p>95.4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182">
            <text:p>97.31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1625">
            <text:p>97.16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5667">
            <text:p>96.5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385">
            <text:p>97.6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1322">
            <text:p>98.13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0353">
            <text:p>97.035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7.7966">
            <text:p>97.796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9563">
            <text:p>97.956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8.4308">
            <text:p>98.4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4177">
            <text:p>97.417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0893">
            <text:p>98.089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893">
            <text:p>97.389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667">
            <text:p>96.9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9333">
            <text:p>95.9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7583">
            <text:p>96.7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5783">
            <text:p>96.578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1316">
            <text:p>97.1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645">
            <text:p>98.564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673">
            <text:p>97.567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6706">
            <text:p>98.6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4643">
            <text:p>98.464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92">
            <text:p>95.9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705">
            <text:p>98.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8864">
            <text:p>97.886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.6889">
            <text:p>93.6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6526">
            <text:p>96.65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114">
            <text:p>96.91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7318">
            <text:p>98.73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6704">
            <text:p>97.670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8483">
            <text:p>97.848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7.3546">
            <text:p>97.354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8333">
            <text:p>95.8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0222">
            <text:p>98.02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325">
            <text:p>97.3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705">
            <text:p>97.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9313">
            <text:p>97.931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84">
            <text:p>97.98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55">
            <text:p>98.5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6226">
            <text:p>96.622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.17">
            <text:p>98.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105">
            <text:p>97.610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8435">
            <text:p>97.84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9077">
            <text:p>96.9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2714">
            <text:p>98.27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8476">
            <text:p>96.847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6704">
            <text:p>97.670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1952">
            <text:p>98.195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583">
            <text:p>98.3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1364">
            <text:p>99.1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8734">
            <text:p>97.87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0714">
            <text:p>97.07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294">
            <text:p>99.229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583">
            <text:p>98.3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5867">
            <text:p>98.5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6353">
            <text:p>98.6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9385">
            <text:p>96.9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715">
            <text:p>96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6526">
            <text:p>97.65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0429">
            <text:p>99.0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7154">
            <text:p>97.7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7296">
            <text:p>97.729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7.7154">
            <text:p>97.7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9826">
            <text:p>96.982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18">
            <text:p>97.1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6031">
            <text:p>98.603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769">
            <text:p>98.4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325">
            <text:p>98.3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6295">
            <text:p>97.629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4857">
            <text:p>98.485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.3636">
            <text:p>98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1445">
            <text:p>98.14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2667">
            <text:p>97.2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2885">
            <text:p>97.288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0692">
            <text:p>96.069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9587">
            <text:p>95.958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7571">
            <text:p>97.75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641">
            <text:p>97.664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133">
            <text:p>96.5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5">
            <text:p>97.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556">
            <text:p>98.0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882">
            <text:p>98.588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3929">
            <text:p>96.39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.3182">
            <text:p>98.31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4607">
            <text:p>97.460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8154">
            <text:p>96.8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7255">
            <text:p>97.725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6406">
            <text:p>97.640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25">
            <text:p>96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9538">
            <text:p>96.95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727">
            <text:p>97.372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424">
            <text:p>97.642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8.6737">
            <text:p>98.67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86">
            <text:p>98.18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5.8444">
            <text:p>95.8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356">
            <text:p>98.35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0556">
            <text:p>97.0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5546">
            <text:p>96.554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4842">
            <text:p>95.484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7063">
            <text:p>96.706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0572">
            <text:p>97.057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967">
            <text:p>97.49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3182">
            <text:p>98.31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8769">
            <text:p>96.8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35">
            <text:p>95.3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343">
            <text:p>97.6343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438">
            <text:p>97.34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2546">
            <text:p>98.254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3636">
            <text:p>98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526">
            <text:p>97.65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0684">
            <text:p>97.068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8.1362">
            <text:p>98.136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714">
            <text:p>97.27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739">
            <text:p>97.473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7786">
            <text:p>97.77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.24">
            <text:p>98.2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4">
            <text:p>97.7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3189">
            <text:p>97.318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417">
            <text:p>97.24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9706">
            <text:p>97.970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8.0622">
            <text:p>98.062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353">
            <text:p>98.035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867">
            <text:p>97.8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0578">
            <text:p>98.057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8.6188">
            <text:p>98.6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1923">
            <text:p>99.1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7462">
            <text:p>97.7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739">
            <text:p>97.473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1678">
            <text:p>97.167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6.9333">
            <text:p>96.9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74">
            <text:p>96.57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87">
            <text:p>97.8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3572">
            <text:p>96.35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1733">
            <text:p>97.1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8083">
            <text:p>97.808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1">
            <text:p>97.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742">
            <text:p>97.274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7045">
            <text:p>98.704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074">
            <text:p>97.707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1733">
            <text:p>97.1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6539">
            <text:p>97.6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formula="of:=SUM([.A1:.A500])/500" office:value-type="float" office:value="98.0257002000002">
            <text:p>98.0257002</text:p>
          </table:table-cell>
          <table:table-cell table:formula="of:=SUM([.B1:.B500])/500" office:value-type="float" office:value="17.134">
            <text:p>17.1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04/15/2011</text:date>, <text:time>16:5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5T16:58:45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